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8.687cm"/>
    </style:style>
    <style:style style:name="co5" style:family="table-column">
      <style:table-column-properties fo:break-before="auto" style:column-width="8.306cm"/>
    </style:style>
    <style:style style:name="co6" style:family="table-column">
      <style:table-column-properties fo:break-before="auto" style:column-width="5.77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907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office:value-type="string">
            <text:p>FileName</text:p>
          </table:table-cell>
          <table:table-cell office:value-type="string">
            <text:p>No of Rows</text:p>
          </table:table-cell>
          <table:table-cell table:style-name="ce1" office:value-type="string">
            <text:p>Actor/Film/Loc</text:p>
          </table:table-cell>
          <table:table-cell table:style-name="ce2" office:value-type="string">
            <text:p>Template-1</text:p>
          </table:table-cell>
          <table:table-cell table:style-name="ce2" office:value-type="string">
            <text:p>Template-2</text:p>
          </table:table-cell>
          <table:table-cell table:style-name="ce2"/>
        </table:table-row>
        <table:table-row table:style-name="ro2">
          <table:table-cell office:value-type="string">
            <text:p>Actor-9-10.csv</text:p>
          </table:table-cell>
          <table:table-cell office:value-type="float" office:value="2">
            <text:p>2</text:p>
          </table:table-cell>
          <table:table-cell table:style-name="ce1" table:formula="of:=IF(LEFT([.A2];3)=&quot;Act&quot;;1;IF(LEFT([.A2];3)=&quot;Fil&quot;;2;IF(LEFT([.A2];3)=&quot;Loc&quot;;3;0)))" office:value-type="float" office:value="1">
            <text:p>1</text:p>
          </table:table-cell>
          <table:table-cell table:style-name="ce2" office:value-type="string">
            <text:p>who performed for a character created by &lt;e1&gt;, and is also on tenure in a company founded by &lt;e2&gt;</text:p>
          </table:table-cell>
          <table:table-cell table:style-name="ce2" office:value-type="string">
            <text:p>name the actor of a character that was created by &lt;e1&gt;, who also served for company founded by &lt;e2&gt;</text:p>
          </table:table-cell>
          <table:table-cell table:style-name="ce2"/>
        </table:table-row>
        <table:table-row table:style-name="ro2">
          <table:table-cell office:value-type="string">
            <text:p>Actor-7-10.csv</text:p>
          </table:table-cell>
          <table:table-cell office:value-type="float" office:value="5">
            <text:p>5</text:p>
          </table:table-cell>
          <table:table-cell table:style-name="ce1" table:formula="of:=IF(LEFT([.A3];3)=&quot;Act&quot;;1;IF(LEFT([.A3];3)=&quot;Fil&quot;;2;IF(LEFT([.A3];3)=&quot;Loc&quot;;3;0)))" office:value-type="float" office:value="1">
            <text:p>1</text:p>
          </table:table-cell>
          <table:table-cell table:style-name="ce2" office:value-type="string">
            <text:p>who performed in a film which has a character named &lt;e1&gt;, and is also on tenure in a company founded by &lt;e2&gt;</text:p>
          </table:table-cell>
          <table:table-cell table:style-name="ce2" office:value-type="string">
            <text:p>name the actor who acted in a film in which there was a character named &lt;e1&gt;, and has also served for company founded by &lt;e2&gt;</text:p>
          </table:table-cell>
          <table:table-cell/>
        </table:table-row>
        <table:table-row table:style-name="ro2">
          <table:table-cell office:value-type="string">
            <text:p>Actor-10-3.csv</text:p>
          </table:table-cell>
          <table:table-cell office:value-type="float" office:value="71">
            <text:p>71</text:p>
          </table:table-cell>
          <table:table-cell table:style-name="ce1" table:formula="of:=IF(LEFT([.A4];3)=&quot;Act&quot;;1;IF(LEFT([.A4];3)=&quot;Fil&quot;;2;IF(LEFT([.A4];3)=&quot;Loc&quot;;3;0)))" office:value-type="float" office:value="1">
            <text:p>1</text:p>
          </table:table-cell>
          <table:table-cell table:style-name="ce2" office:value-type="string">
            <text:p>who is on tenure in a company founded by &lt;e1&gt;, and has also performed in a film which is edited by &lt;e2&gt;</text:p>
          </table:table-cell>
          <table:table-cell table:style-name="ce2" office:value-type="string">
            <text:p>name the actor who has served for company founded by &lt;e1&gt; and has also performed in a film edited by &lt;e2&gt;</text:p>
          </table:table-cell>
          <table:table-cell table:style-name="ce2"/>
        </table:table-row>
        <table:table-row table:style-name="ro3">
          <table:table-cell office:value-type="string">
            <text:p>Actor-9-3.csv</text:p>
          </table:table-cell>
          <table:table-cell office:value-type="float" office:value="100">
            <text:p>100</text:p>
          </table:table-cell>
          <table:table-cell table:style-name="ce1" table:formula="of:=IF(LEFT([.A5];3)=&quot;Act&quot;;1;IF(LEFT([.A5];3)=&quot;Fil&quot;;2;IF(LEFT([.A5];3)=&quot;Loc&quot;;3;0)))" office:value-type="float" office:value="1">
            <text:p>1</text:p>
          </table:table-cell>
          <table:table-cell table:style-name="ce2" office:value-type="string">
            <text:p>who performed for a character created by &lt;e1&gt;, and has performed in a film which is edited by &lt;e2&gt;</text:p>
          </table:table-cell>
          <table:table-cell table:style-name="ce2" office:value-type="string">
            <text:p>name the actor of a character that was created by &lt;e1&gt;, who has also performed in a film edited by &lt;e2&gt;</text:p>
          </table:table-cell>
          <table:table-cell/>
        </table:table-row>
        <table:table-row table:style-name="ro2">
          <table:table-cell office:value-type="string">
            <text:p>Actor-11-9.csv</text:p>
          </table:table-cell>
          <table:table-cell office:value-type="float" office:value="102">
            <text:p>102</text:p>
          </table:table-cell>
          <table:table-cell table:style-name="ce1" table:formula="of:=IF(LEFT([.A6];3)=&quot;Act&quot;;1;IF(LEFT([.A6];3)=&quot;Fil&quot;;2;IF(LEFT([.A6];3)=&quot;Loc&quot;;3;0)))" office:value-type="float" office:value="1">
            <text:p>1</text:p>
          </table:table-cell>
          <table:table-cell table:style-name="ce2" office:value-type="string">
            <text:p>who has been to an educational institute which is at a location &lt;e1&gt;, and has performed for a character created by &lt;e2&gt;</text:p>
          </table:table-cell>
          <table:table-cell table:style-name="ce2" office:value-type="string">
            <text:p>name the actor who has studied at an educational institute located at &lt;e1&gt;, and has also performed a character which is created by &lt;e2&gt;</text:p>
          </table:table-cell>
          <table:table-cell table:style-name="ce2"/>
        </table:table-row>
        <table:table-row table:style-name="ro4">
          <table:table-cell office:value-type="string">
            <text:p>Actor-9-7.csv</text:p>
          </table:table-cell>
          <table:table-cell office:value-type="float" office:value="178">
            <text:p>178</text:p>
          </table:table-cell>
          <table:table-cell table:style-name="ce1" table:formula="of:=IF(LEFT([.A7];3)=&quot;Act&quot;;1;IF(LEFT([.A7];3)=&quot;Fil&quot;;2;IF(LEFT([.A7];3)=&quot;Loc&quot;;3;0)))" office:value-type="float" office:value="1">
            <text:p>1</text:p>
          </table:table-cell>
          <table:table-cell table:style-name="ce2" office:value-type="string">
            <text:p>who performed for a character created by &lt;e1&gt;, and has also performed in a film for the character &lt;e2&gt;</text:p>
          </table:table-cell>
          <table:table-cell table:style-name="ce2" office:value-type="string">
            <text:p>name the actor of a character that was created by &lt;e1&gt;, who also played the character &lt;e2&gt;</text:p>
          </table:table-cell>
          <table:table-cell/>
        </table:table-row>
        <table:table-row table:style-name="ro2">
          <table:table-cell office:value-type="string">
            <text:p>Actor-1-10.csv</text:p>
          </table:table-cell>
          <table:table-cell office:value-type="float" office:value="244">
            <text:p>244</text:p>
          </table:table-cell>
          <table:table-cell table:style-name="ce1" table:formula="of:=IF(LEFT([.A8];3)=&quot;Act&quot;;1;IF(LEFT([.A8];3)=&quot;Fil&quot;;2;IF(LEFT([.A8];3)=&quot;Loc&quot;;3;0)))" office:value-type="float" office:value="1">
            <text:p>1</text:p>
          </table:table-cell>
          <table:table-cell table:style-name="ce2" office:value-type="string">
            <text:p>who has performed in a film which is directed by &lt;e1&gt;, and is also on tenure in a company founded by &lt;e2&gt;</text:p>
          </table:table-cell>
          <table:table-cell table:style-name="ce2" office:value-type="string">
            <text:p>name the actor who has performed in a film directed by &lt;e1&gt;, who also served for company founded by &lt;e2&gt;</text:p>
          </table:table-cell>
          <table:table-cell table:style-name="ce2"/>
        </table:table-row>
        <table:table-row table:style-name="ro2">
          <table:table-cell office:value-type="string">
            <text:p>Actor-10-6.csv</text:p>
          </table:table-cell>
          <table:table-cell office:value-type="float" office:value="261">
            <text:p>261</text:p>
          </table:table-cell>
          <table:table-cell table:style-name="ce1" table:formula="of:=IF(LEFT([.A9];3)=&quot;Act&quot;;1;IF(LEFT([.A9];3)=&quot;Fil&quot;;2;IF(LEFT([.A9];3)=&quot;Loc&quot;;3;0)))" office:value-type="float" office:value="1">
            <text:p>1</text:p>
          </table:table-cell>
          <table:table-cell table:style-name="ce2" office:value-type="string">
            <text:p>who is on tenure in a company founded by &lt;e1&gt;, and has also performed in a film which is written by &lt;e2&gt;</text:p>
          </table:table-cell>
          <table:table-cell table:style-name="ce2" office:value-type="string">
            <text:p>name the actor who has served for company founded by &lt;e1&gt; and has also performed in a film written by &lt;e2&gt;</text:p>
          </table:table-cell>
          <table:table-cell/>
        </table:table-row>
        <table:table-row table:style-name="ro2">
          <table:table-cell office:value-type="string">
            <text:p>Actor-4-10.csv</text:p>
          </table:table-cell>
          <table:table-cell office:value-type="float" office:value="272">
            <text:p>272</text:p>
          </table:table-cell>
          <table:table-cell table:style-name="ce1" table:formula="of:=IF(LEFT([.A10];3)=&quot;Act&quot;;1;IF(LEFT([.A10];3)=&quot;Fil&quot;;2;IF(LEFT([.A10];3)=&quot;Loc&quot;;3;0)))" office:value-type="float" office:value="1">
            <text:p>1</text:p>
          </table:table-cell>
          <table:table-cell table:style-name="ce2" office:value-type="string">
            <text:p>who has performed in a film which has location &lt;e1&gt; featured, and who is also on tenure in a company founded by &lt;e2&gt;</text:p>
          </table:table-cell>
          <table:table-cell table:style-name="ce2" office:value-type="string">
            <text:p>name the actor who has performed in a film with location &lt;e1&gt; featured in and who also served for company founded by &lt;e2&gt;</text:p>
          </table:table-cell>
          <table:table-cell/>
        </table:table-row>
        <table:table-row table:style-name="ro2">
          <table:table-cell office:value-type="string">
            <text:p>Actor-11-10.csv</text:p>
          </table:table-cell>
          <table:table-cell office:value-type="float" office:value="343">
            <text:p>343</text:p>
          </table:table-cell>
          <table:table-cell table:style-name="ce1" table:formula="of:=IF(LEFT([.A11];3)=&quot;Act&quot;;1;IF(LEFT([.A11];3)=&quot;Fil&quot;;2;IF(LEFT([.A11];3)=&quot;Loc&quot;;3;0)))" office:value-type="float" office:value="1">
            <text:p>1</text:p>
          </table:table-cell>
          <table:table-cell table:style-name="ce2" office:value-type="string">
            <text:p>who has been to an educational institute which is at a location &lt;e1&gt;, and who is also on tenure in a company founded by &lt;e2&gt;</text:p>
          </table:table-cell>
          <table:table-cell table:style-name="ce2" office:value-type="string">
            <text:p>name the actor who has studied at an educational institute located at &lt;e1&gt;, and who also served for company founded by &lt;e2&gt;</text:p>
          </table:table-cell>
          <table:table-cell/>
        </table:table-row>
        <table:table-row table:style-name="ro2">
          <table:table-cell office:value-type="string">
            <text:p>Actor-5-10.csv</text:p>
          </table:table-cell>
          <table:table-cell office:value-type="float" office:value="383">
            <text:p>383</text:p>
          </table:table-cell>
          <table:table-cell table:style-name="ce1" table:formula="of:=IF(LEFT([.A12];3)=&quot;Act&quot;;1;IF(LEFT([.A12];3)=&quot;Fil&quot;;2;IF(LEFT([.A12];3)=&quot;Loc&quot;;3;0)))" office:value-type="float" office:value="1">
            <text:p>1</text:p>
          </table:table-cell>
          <table:table-cell table:style-name="ce2" office:value-type="string">
            <text:p>who has performed in a film which is produced by &lt;e1&gt;, and is also on tenure in a company founded by &lt;e2&gt;</text:p>
          </table:table-cell>
          <table:table-cell table:style-name="ce2" office:value-type="string">
            <text:p>name the actor who has performed in a film produced by &lt;e1&gt;, who also served for company founded by &lt;e2&gt;</text:p>
          </table:table-cell>
          <table:table-cell/>
        </table:table-row>
        <table:table-row table:style-name="ro2">
          <table:table-cell office:value-type="string">
            <text:p>Actor-9-6.csv</text:p>
          </table:table-cell>
          <table:table-cell office:value-type="float" office:value="457">
            <text:p>457</text:p>
          </table:table-cell>
          <table:table-cell table:style-name="ce1" table:formula="of:=IF(LEFT([.A13];3)=&quot;Act&quot;;1;IF(LEFT([.A13];3)=&quot;Fil&quot;;2;IF(LEFT([.A13];3)=&quot;Loc&quot;;3;0)))" office:value-type="float" office:value="1">
            <text:p>1</text:p>
          </table:table-cell>
          <table:table-cell table:style-name="ce2" office:value-type="string">
            <text:p>who performed for a character created by &lt;e1&gt;, and has also performed in a film which is written by &lt;e2&gt;</text:p>
          </table:table-cell>
          <table:table-cell table:style-name="ce2" office:value-type="string">
            <text:p>name the actor of a character that was created by &lt;e1&gt; and has also performed in a film written by &lt;e2&gt;</text:p>
          </table:table-cell>
          <table:table-cell/>
        </table:table-row>
        <table:table-row table:style-name="ro2">
          <table:table-cell office:value-type="string">
            <text:p>Actor-9-1.csv</text:p>
          </table:table-cell>
          <table:table-cell office:value-type="float" office:value="463">
            <text:p>463</text:p>
          </table:table-cell>
          <table:table-cell table:style-name="ce1" table:formula="of:=IF(LEFT([.A14];3)=&quot;Act&quot;;1;IF(LEFT([.A14];3)=&quot;Fil&quot;;2;IF(LEFT([.A14];3)=&quot;Loc&quot;;3;0)))" office:value-type="float" office:value="1">
            <text:p>1</text:p>
          </table:table-cell>
          <table:table-cell table:style-name="ce2" office:value-type="string">
            <text:p>who performed for a character created by &lt;e1&gt; and has also performed in a film which is directed by &lt;e2&gt;</text:p>
          </table:table-cell>
          <table:table-cell table:style-name="ce2" office:value-type="string">
            <text:p>name the actor of a character that was created by &lt;e1&gt; and who has also performed in a film directed by &lt;e2&gt;</text:p>
          </table:table-cell>
          <table:table-cell/>
        </table:table-row>
        <table:table-row table:style-name="ro2">
          <table:table-cell office:value-type="string">
            <text:p>Actor-10-2.csv</text:p>
          </table:table-cell>
          <table:table-cell office:value-type="float" office:value="482">
            <text:p>482</text:p>
          </table:table-cell>
          <table:table-cell table:style-name="ce1" table:formula="of:=IF(LEFT([.A15];3)=&quot;Act&quot;;1;IF(LEFT([.A15];3)=&quot;Fil&quot;;2;IF(LEFT([.A15];3)=&quot;Loc&quot;;3;0)))" office:value-type="float" office:value="1">
            <text:p>1</text:p>
          </table:table-cell>
          <table:table-cell table:style-name="ce2" office:value-type="string">
            <text:p>who is on tenure in a company founded by &lt;e1&gt;, and has also performed in a film which is distributed by &lt;e2&gt;</text:p>
          </table:table-cell>
          <table:table-cell table:style-name="ce2" office:value-type="string">
            <text:p>name the actor who has served for company founded by &lt;e1&gt; and has also performed in a film where &lt;e2&gt; is a distributor</text:p>
          </table:table-cell>
          <table:table-cell/>
        </table:table-row>
        <table:table-row table:style-name="ro2">
          <table:table-cell office:value-type="string">
            <text:p>Actor-4-9.csv</text:p>
          </table:table-cell>
          <table:table-cell office:value-type="float" office:value="490">
            <text:p>490</text:p>
          </table:table-cell>
          <table:table-cell table:style-name="ce1" table:formula="of:=IF(LEFT([.A16];3)=&quot;Act&quot;;1;IF(LEFT([.A16];3)=&quot;Fil&quot;;2;IF(LEFT([.A16];3)=&quot;Loc&quot;;3;0)))" office:value-type="float" office:value="1">
            <text:p>1</text:p>
          </table:table-cell>
          <table:table-cell table:style-name="ce2" office:value-type="string">
            <text:p>who has performed in a film which has location &lt;e1&gt; featured, and who also performed for a character created by &lt;e2&gt;</text:p>
          </table:table-cell>
          <table:table-cell table:style-name="ce2" office:value-type="string">
            <text:p>name the actor who has performed in a film with location &lt;e1&gt; featured in and who also played a character that was created by &lt;e2&gt;</text:p>
          </table:table-cell>
          <table:table-cell/>
        </table:table-row>
        <table:table-row table:style-name="ro2">
          <table:table-cell office:value-type="string">
            <text:p>Actor-5-9.csv</text:p>
          </table:table-cell>
          <table:table-cell office:value-type="float" office:value="718">
            <text:p>718</text:p>
          </table:table-cell>
          <table:table-cell table:style-name="ce1" table:formula="of:=IF(LEFT([.A17];3)=&quot;Act&quot;;1;IF(LEFT([.A17];3)=&quot;Fil&quot;;2;IF(LEFT([.A17];3)=&quot;Loc&quot;;3;0)))" office:value-type="float" office:value="1">
            <text:p>1</text:p>
          </table:table-cell>
          <table:table-cell table:style-name="ce2" office:value-type="string">
            <text:p>who has performed in a film which is produced by &lt;e1&gt;, and who also performed for a character created by &lt;e2&gt;</text:p>
          </table:table-cell>
          <table:table-cell table:style-name="ce2" office:value-type="string">
            <text:p>name the actor who has performed in a film produced by &lt;e1&gt;, who also played a character that was created by &lt;e2&gt;</text:p>
          </table:table-cell>
          <table:table-cell/>
        </table:table-row>
        <table:table-row table:style-name="ro2">
          <table:table-cell office:value-type="string">
            <text:p>Actor-11-7.csv</text:p>
          </table:table-cell>
          <table:table-cell office:value-type="float" office:value="1023">
            <text:p>1023</text:p>
          </table:table-cell>
          <table:table-cell table:style-name="ce1" table:formula="of:=IF(LEFT([.A18];3)=&quot;Act&quot;;1;IF(LEFT([.A18];3)=&quot;Fil&quot;;2;IF(LEFT([.A18];3)=&quot;Loc&quot;;3;0)))" office:value-type="float" office:value="1">
            <text:p>1</text:p>
          </table:table-cell>
          <table:table-cell table:style-name="ce2" office:value-type="string">
            <text:p>who has been to an educational institute which is at a location &lt;e1&gt;, and has also performed in a film which has a character named &lt;e2&gt;</text:p>
          </table:table-cell>
          <table:table-cell table:style-name="ce2" office:value-type="string">
            <text:p>name the actor who has studied at an educational institute located at &lt;e1&gt;, and who has also acted in a film in which character &lt;e2&gt; exists</text:p>
          </table:table-cell>
          <table:table-cell/>
        </table:table-row>
        <table:table-row table:style-name="ro2">
          <table:table-cell office:value-type="string">
            <text:p>Actor-9-2.csv</text:p>
          </table:table-cell>
          <table:table-cell office:value-type="float" office:value="1149">
            <text:p>1149</text:p>
          </table:table-cell>
          <table:table-cell table:style-name="ce1" table:formula="of:=IF(LEFT([.A19];3)=&quot;Act&quot;;1;IF(LEFT([.A19];3)=&quot;Fil&quot;;2;IF(LEFT([.A19];3)=&quot;Loc&quot;;3;0)))" office:value-type="float" office:value="1">
            <text:p>1</text:p>
          </table:table-cell>
          <table:table-cell table:style-name="ce2" office:value-type="string">
            <text:p>who performed for a character created by &lt;e1&gt; and has also performed in a film which is distributed by &lt;e2&gt;</text:p>
          </table:table-cell>
          <table:table-cell table:style-name="ce2" office:value-type="string">
            <text:p>name the actor of a character that was created by &lt;e1&gt; and has also performed in a film where &lt;e2&gt; is a distributor</text:p>
          </table:table-cell>
          <table:table-cell/>
        </table:table-row>
        <table:table-row table:style-name="ro2">
          <table:table-cell office:value-type="string">
            <text:p>Actor-10-8.csv</text:p>
          </table:table-cell>
          <table:table-cell office:value-type="float" office:value="1410">
            <text:p>1410</text:p>
          </table:table-cell>
          <table:table-cell table:style-name="ce1" table:formula="of:=IF(LEFT([.A20];3)=&quot;Act&quot;;1;IF(LEFT([.A20];3)=&quot;Fil&quot;;2;IF(LEFT([.A20];3)=&quot;Loc&quot;;3;0)))" office:value-type="float" office:value="1">
            <text:p>1</text:p>
          </table:table-cell>
          <table:table-cell table:style-name="ce2" office:value-type="string">
            <text:p>who is on tenure in a company founded by &lt;e1&gt;, and has also performed in a film which is of a genre &lt;e2&gt;</text:p>
          </table:table-cell>
          <table:table-cell table:style-name="ce2" office:value-type="string">
            <text:p>name the actor who has served for company founded by &lt;e1&gt; and has also performed in a film with genre &lt;e2&gt;</text:p>
          </table:table-cell>
          <table:table-cell/>
        </table:table-row>
        <table:table-row table:style-name="ro2">
          <table:table-cell office:value-type="string">
            <text:p>Actor-11-3.csv</text:p>
          </table:table-cell>
          <table:table-cell office:value-type="float" office:value="3163">
            <text:p>3163</text:p>
          </table:table-cell>
          <table:table-cell table:style-name="ce1" table:formula="of:=IF(LEFT([.A21];3)=&quot;Act&quot;;1;IF(LEFT([.A21];3)=&quot;Fil&quot;;2;IF(LEFT([.A21];3)=&quot;Loc&quot;;3;0)))" office:value-type="float" office:value="1">
            <text:p>1</text:p>
          </table:table-cell>
          <table:table-cell table:style-name="ce2" office:value-type="string">
            <text:p>who has been to an educational institute which is at a location &lt;e1&gt;, and has also performed in a film which is edited by &lt;e2&gt;</text:p>
          </table:table-cell>
          <table:table-cell table:style-name="ce2" office:value-type="string">
            <text:p>name the actor who has studied at an educational institute located at &lt;e1&gt;, and has also performed in a film written by &lt;e2&gt;</text:p>
          </table:table-cell>
          <table:table-cell/>
        </table:table-row>
        <table:table-row table:style-name="ro2">
          <table:table-cell office:value-type="string">
            <text:p>Actor-9-8.csv</text:p>
          </table:table-cell>
          <table:table-cell office:value-type="float" office:value="3889">
            <text:p>3889</text:p>
          </table:table-cell>
          <table:table-cell table:style-name="ce1" table:formula="of:=IF(LEFT([.A22];3)=&quot;Act&quot;;1;IF(LEFT([.A22];3)=&quot;Fil&quot;;2;IF(LEFT([.A22];3)=&quot;Loc&quot;;3;0)))" office:value-type="float" office:value="1">
            <text:p>1</text:p>
          </table:table-cell>
          <table:table-cell table:style-name="ce2" office:value-type="string">
            <text:p>who performed for a character created by &lt;e1&gt; and has also performed in a film which is of a genre &lt;e2&gt;</text:p>
          </table:table-cell>
          <table:table-cell table:style-name="ce2" office:value-type="string">
            <text:p>name the actor of a character that was created by &lt;e1&gt; and has also performed in a film with genre &lt;e2&gt;</text:p>
          </table:table-cell>
          <table:table-cell/>
        </table:table-row>
        <table:table-row table:style-name="ro2">
          <table:table-cell office:value-type="string">
            <text:p>Actor-11-6.csv</text:p>
          </table:table-cell>
          <table:table-cell office:value-type="float" office:value="14056">
            <text:p>14056</text:p>
          </table:table-cell>
          <table:table-cell table:style-name="ce1" table:formula="of:=IF(LEFT([.A23];3)=&quot;Act&quot;;1;IF(LEFT([.A23];3)=&quot;Fil&quot;;2;IF(LEFT([.A23];3)=&quot;Loc&quot;;3;0)))" office:value-type="float" office:value="1">
            <text:p>1</text:p>
          </table:table-cell>
          <table:table-cell table:style-name="ce2" office:value-type="string">
            <text:p>who has been to an educational institute which is at a location &lt;e1&gt;, and has also performed in a film which is written by &lt;e2&gt;</text:p>
          </table:table-cell>
          <table:table-cell table:style-name="ce2" office:value-type="string">
            <text:p>name the actor who has studied at an educational institute located at &lt;e1&gt;, and has also performed in a film written by &lt;e2&gt;</text:p>
          </table:table-cell>
          <table:table-cell/>
        </table:table-row>
        <table:table-row table:style-name="ro2">
          <table:table-cell office:value-type="string">
            <text:p>Actor-11-1.csv</text:p>
          </table:table-cell>
          <table:table-cell office:value-type="float" office:value="14277">
            <text:p>14277</text:p>
          </table:table-cell>
          <table:table-cell table:style-name="ce1" table:formula="of:=IF(LEFT([.A24];3)=&quot;Act&quot;;1;IF(LEFT([.A24];3)=&quot;Fil&quot;;2;IF(LEFT([.A24];3)=&quot;Loc&quot;;3;0)))" office:value-type="float" office:value="1">
            <text:p>1</text:p>
          </table:table-cell>
          <table:table-cell table:style-name="ce2" office:value-type="string">
            <text:p>who has been to an educational institute which is at a location &lt;e1&gt;, and who has performed in a film which is directed by &lt;e2&gt;</text:p>
          </table:table-cell>
          <table:table-cell table:style-name="ce2" office:value-type="string">
            <text:p>name the actor who has studied at an educational institute located at &lt;e1&gt;, and has also performed in a film directed by &lt;e2&gt;</text:p>
          </table:table-cell>
          <table:table-cell/>
        </table:table-row>
        <table:table-row table:style-name="ro2">
          <table:table-cell office:value-type="string">
            <text:p>Actor-11-4.csv</text:p>
          </table:table-cell>
          <table:table-cell office:value-type="float" office:value="16609">
            <text:p>16609</text:p>
          </table:table-cell>
          <table:table-cell table:style-name="ce1" table:formula="of:=IF(LEFT([.A25];3)=&quot;Act&quot;;1;IF(LEFT([.A25];3)=&quot;Fil&quot;;2;IF(LEFT([.A25];3)=&quot;Loc&quot;;3;0)))" office:value-type="float" office:value="1">
            <text:p>1</text:p>
          </table:table-cell>
          <table:table-cell table:style-name="ce2" office:value-type="string">
            <text:p>who has been to an educational institute which is at a location &lt;e1&gt;, and who has performed in a film which has location &lt;e2&gt; featured</text:p>
          </table:table-cell>
          <table:table-cell table:style-name="ce2" office:value-type="string">
            <text:p>name the actor who has studied at an educational institute located at &lt;e1&gt;, and who has performed in a film with location &lt;e2&gt; featured in </text:p>
          </table:table-cell>
          <table:table-cell/>
        </table:table-row>
        <table:table-row table:style-name="ro2">
          <table:table-cell office:value-type="string">
            <text:p>Actor-11-5.csv</text:p>
          </table:table-cell>
          <table:table-cell office:value-type="float" office:value="21902">
            <text:p>21902</text:p>
          </table:table-cell>
          <table:table-cell table:style-name="ce1" table:formula="of:=IF(LEFT([.A26];3)=&quot;Act&quot;;1;IF(LEFT([.A26];3)=&quot;Fil&quot;;2;IF(LEFT([.A26];3)=&quot;Loc&quot;;3;0)))" office:value-type="float" office:value="1">
            <text:p>1</text:p>
          </table:table-cell>
          <table:table-cell table:style-name="ce2" office:value-type="string">
            <text:p>who has been to an educational institute which is at a location &lt;e1&gt;, and who has also performed in a film which is produced by &lt;e2&gt;</text:p>
          </table:table-cell>
          <table:table-cell table:style-name="ce2" office:value-type="string">
            <text:p>name the actor who has studied at an educational institute located at &lt;e1&gt;, and who has also performed in a film produced by &lt;e2&gt;</text:p>
          </table:table-cell>
          <table:table-cell/>
        </table:table-row>
        <table:table-row table:style-name="ro2">
          <table:table-cell office:value-type="string">
            <text:p>Actor-11-2.csv</text:p>
          </table:table-cell>
          <table:table-cell office:value-type="float" office:value="36343">
            <text:p>36343</text:p>
          </table:table-cell>
          <table:table-cell table:style-name="ce1" table:formula="of:=IF(LEFT([.A27];3)=&quot;Act&quot;;1;IF(LEFT([.A27];3)=&quot;Fil&quot;;2;IF(LEFT([.A27];3)=&quot;Loc&quot;;3;0)))" office:value-type="float" office:value="1">
            <text:p>1</text:p>
          </table:table-cell>
          <table:table-cell table:style-name="ce2" office:value-type="string">
            <text:p>who has been to an educational institute which is at a location &lt;e1&gt;, and has also performed in a film which is distributed by &lt;e2&gt;</text:p>
          </table:table-cell>
          <table:table-cell table:style-name="ce2" office:value-type="string">
            <text:p>name the actor who has studied at an educational institute located at &lt;e1&gt;, and has also performed in a film where &lt;e2&gt; is a distributor</text:p>
          </table:table-cell>
          <table:table-cell/>
        </table:table-row>
        <table:table-row table:style-name="ro2">
          <table:table-cell office:value-type="string">
            <text:p>Actor-11-8.csv</text:p>
          </table:table-cell>
          <table:table-cell office:value-type="float" office:value="110078">
            <text:p>110078</text:p>
          </table:table-cell>
          <table:table-cell table:style-name="ce1" table:formula="of:=IF(LEFT([.A28];3)=&quot;Act&quot;;1;IF(LEFT([.A28];3)=&quot;Fil&quot;;2;IF(LEFT([.A28];3)=&quot;Loc&quot;;3;0)))" office:value-type="float" office:value="1">
            <text:p>1</text:p>
          </table:table-cell>
          <table:table-cell table:style-name="ce2" office:value-type="string">
            <text:p>who has been to an educational institute which is at a location &lt;e1&gt;, and has also performed in a film which is of a genre &lt;e2&gt;</text:p>
          </table:table-cell>
          <table:table-cell table:style-name="ce2" office:value-type="string">
            <text:p>name the actor who has studied at an educational institute located at &lt;e1&gt;, and has also performed in a film with genre &lt;e2&gt;</text:p>
          </table:table-cell>
          <table:table-cell/>
        </table:table-row>
        <table:table-row table:style-name="ro5">
          <table:table-cell office:value-type="string">
            <text:p>Film-4-5.csv</text:p>
          </table:table-cell>
          <table:table-cell office:value-type="float" office:value="12">
            <text:p>12</text:p>
          </table:table-cell>
          <table:table-cell table:style-name="ce1" table:formula="of:=IF(LEFT([.A29];3)=&quot;Act&quot;;1;IF(LEFT([.A29];3)=&quot;Fil&quot;;2;IF(LEFT([.A29];3)=&quot;Loc&quot;;3;0)))" office:value-type="float" office:value="2">
            <text:p>2</text:p>
          </table:table-cell>
          <table:table-cell table:style-name="ce2" table:number-columns-repeated="2"/>
          <table:table-cell/>
        </table:table-row>
        <table:table-row table:style-name="ro5">
          <table:table-cell office:value-type="string">
            <text:p>Film-6-4.csv</text:p>
          </table:table-cell>
          <table:table-cell office:value-type="float" office:value="25">
            <text:p>25</text:p>
          </table:table-cell>
          <table:table-cell table:style-name="ce1" table:formula="of:=IF(LEFT([.A30];3)=&quot;Act&quot;;1;IF(LEFT([.A30];3)=&quot;Fil&quot;;2;IF(LEFT([.A30];3)=&quot;Loc&quot;;3;0)))" office:value-type="float" office:value="2">
            <text:p>2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string">
            <text:p>Film-1-5.csv</text:p>
          </table:table-cell>
          <table:table-cell office:value-type="float" office:value="37">
            <text:p>37</text:p>
          </table:table-cell>
          <table:table-cell table:style-name="ce1" table:formula="of:=IF(LEFT([.A31];3)=&quot;Act&quot;;1;IF(LEFT([.A31];3)=&quot;Fil&quot;;2;IF(LEFT([.A31];3)=&quot;Loc&quot;;3;0)))" office:value-type="float" office:value="2">
            <text:p>2</text:p>
          </table:table-cell>
          <table:table-cell table:style-name="ce2" office:value-type="string">
            <text:p>Film which has a character with ability &lt;e1&gt; and has a distributor who is the founder of the organization named &lt;e2&gt;</text:p>
          </table:table-cell>
          <table:table-cell table:style-name="ce2" office:value-type="string">
            <text:p>name the film that has a character with ability &lt;e1&gt; and also has a distributor who founded the organization named &lt;e2&gt;</text:p>
          </table:table-cell>
          <table:table-cell/>
        </table:table-row>
        <table:table-row table:style-name="ro5">
          <table:table-cell office:value-type="string">
            <text:p>Film-4-7.csv</text:p>
          </table:table-cell>
          <table:table-cell office:value-type="float" office:value="81">
            <text:p>81</text:p>
          </table:table-cell>
          <table:table-cell table:style-name="ce1" table:formula="of:=IF(LEFT([.A32];3)=&quot;Act&quot;;1;IF(LEFT([.A32];3)=&quot;Fil&quot;;2;IF(LEFT([.A32];3)=&quot;Loc&quot;;3;0)))" office:value-type="float" office:value="2">
            <text:p>2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string">
            <text:p>Film-6-1.csv</text:p>
          </table:table-cell>
          <table:table-cell office:value-type="float" office:value="92">
            <text:p>92</text:p>
          </table:table-cell>
          <table:table-cell table:style-name="ce1" table:formula="of:=IF(LEFT([.A33];3)=&quot;Act&quot;;1;IF(LEFT([.A33];3)=&quot;Fil&quot;;2;IF(LEFT([.A33];3)=&quot;Loc&quot;;3;0)))" office:value-type="float" office:value="2">
            <text:p>2</text:p>
          </table:table-cell>
          <table:table-cell table:style-name="ce2" office:value-type="string">
            <text:p>Film which has a distributor who is on tenure for a company &lt;e1&gt;, and the film has a character with ability &lt;e2&gt;</text:p>
          </table:table-cell>
          <table:table-cell table:style-name="ce2" office:value-type="string">
            <text:p>name the film that has a distributor who is on tenure for a company named &lt;e1&gt; and also has a character with ability &lt;e2&gt;</text:p>
          </table:table-cell>
          <table:table-cell/>
        </table:table-row>
        <table:table-row table:style-name="ro2">
          <table:table-cell office:value-type="string">
            <text:p>Film-3-5.csv</text:p>
          </table:table-cell>
          <table:table-cell office:value-type="float" office:value="151">
            <text:p>151</text:p>
          </table:table-cell>
          <table:table-cell table:style-name="ce1" table:formula="of:=IF(LEFT([.A34];3)=&quot;Act&quot;;1;IF(LEFT([.A34];3)=&quot;Fil&quot;;2;IF(LEFT([.A34];3)=&quot;Loc&quot;;3;0)))" office:value-type="float" office:value="2">
            <text:p>2</text:p>
          </table:table-cell>
          <table:table-cell table:style-name="ce2" office:value-type="string">
            <text:p>Film which has a character created by &lt;e1&gt;, and has a distributor who is the founder of the organization named &lt;e2&gt;</text:p>
          </table:table-cell>
          <table:table-cell table:style-name="ce2" office:value-type="string">
            <text:p>name the film that has a character with created by &lt;e1&gt;, and also has a distributor who founded the organization named &lt;e2&gt;</text:p>
          </table:table-cell>
          <table:table-cell/>
        </table:table-row>
        <table:table-row table:style-name="ro2">
          <table:table-cell office:value-type="string">
            <text:p>Film-3-6.csv</text:p>
          </table:table-cell>
          <table:table-cell office:value-type="float" office:value="158">
            <text:p>158</text:p>
          </table:table-cell>
          <table:table-cell table:style-name="ce1" table:formula="of:=IF(LEFT([.A35];3)=&quot;Act&quot;;1;IF(LEFT([.A35];3)=&quot;Fil&quot;;2;IF(LEFT([.A35];3)=&quot;Loc&quot;;3;0)))" office:value-type="float" office:value="2">
            <text:p>2</text:p>
          </table:table-cell>
          <table:table-cell table:style-name="ce2" office:value-type="string">
            <text:p>Film which has a character created by &lt;e1&gt;, and has a distributor who is on tenure for a company &lt;e2&gt;</text:p>
          </table:table-cell>
          <table:table-cell table:style-name="ce2" office:value-type="string">
            <text:p>name the film that has a character with created by &lt;e1&gt;, and also has a distributor who is on tenure for a company named &lt;e2&gt;</text:p>
          </table:table-cell>
          <table:table-cell/>
        </table:table-row>
        <table:table-row table:style-name="ro4">
          <table:table-cell office:value-type="string">
            <text:p>Film-1-7.csv</text:p>
          </table:table-cell>
          <table:table-cell office:value-type="float" office:value="339">
            <text:p>339</text:p>
          </table:table-cell>
          <table:table-cell table:style-name="ce1" table:formula="of:=IF(LEFT([.A36];3)=&quot;Act&quot;;1;IF(LEFT([.A36];3)=&quot;Fil&quot;;2;IF(LEFT([.A36];3)=&quot;Loc&quot;;3;0)))" office:value-type="float" office:value="2">
            <text:p>2</text:p>
          </table:table-cell>
          <table:table-cell table:style-name="ce2" office:value-type="string">
            <text:p>Film which has a character with ability &lt;e1&gt; and the film has a genre named &lt;e2&gt;</text:p>
          </table:table-cell>
          <table:table-cell table:style-name="ce2" office:value-type="string">
            <text:p>name the film that has a character with ability &lt;e1&gt; and the film also belongs to genre &lt;e2&gt;</text:p>
          </table:table-cell>
          <table:table-cell/>
        </table:table-row>
        <table:table-row table:style-name="ro4">
          <table:table-cell office:value-type="string">
            <text:p>Film-3-7.csv</text:p>
          </table:table-cell>
          <table:table-cell office:value-type="float" office:value="483">
            <text:p>483</text:p>
          </table:table-cell>
          <table:table-cell table:style-name="ce1" table:formula="of:=IF(LEFT([.A37];3)=&quot;Act&quot;;1;IF(LEFT([.A37];3)=&quot;Fil&quot;;2;IF(LEFT([.A37];3)=&quot;Loc&quot;;3;0)))" office:value-type="float" office:value="2">
            <text:p>2</text:p>
          </table:table-cell>
          <table:table-cell table:style-name="ce2" office:value-type="string">
            <text:p>Film which has a character created by &lt;e1&gt;, and the film has a genre named &lt;e2&gt;</text:p>
          </table:table-cell>
          <table:table-cell table:style-name="ce2" office:value-type="string">
            <text:p>name the film that has a character with created by &lt;e1&gt;, and the film also belongs to genre &lt;e2&gt;</text:p>
          </table:table-cell>
          <table:table-cell/>
        </table:table-row>
        <table:table-row table:style-name="ro2">
          <table:table-cell office:value-type="string">
            <text:p>Film-6-2.csv</text:p>
          </table:table-cell>
          <table:table-cell office:value-type="float" office:value="689">
            <text:p>689</text:p>
          </table:table-cell>
          <table:table-cell table:style-name="ce1" table:formula="of:=IF(LEFT([.A38];3)=&quot;Act&quot;;1;IF(LEFT([.A38];3)=&quot;Fil&quot;;2;IF(LEFT([.A38];3)=&quot;Loc&quot;;3;0)))" office:value-type="float" office:value="2">
            <text:p>2</text:p>
          </table:table-cell>
          <table:table-cell table:style-name="ce2" office:value-type="string">
            <text:p>Film which has a distributor who is on tenure for a company &lt;e1&gt;, and the film has a character played by an actor named &lt;e2&gt;</text:p>
          </table:table-cell>
          <table:table-cell table:style-name="ce2" office:value-type="string">
            <text:p>name the film that has a distributor who is on tenure for a company named &lt;e1&gt; and also has a character played by an actor &lt;e2&gt;</text:p>
          </table:table-cell>
          <table:table-cell/>
        </table:table-row>
        <table:table-row table:style-name="ro2">
          <table:table-cell office:value-type="string">
            <text:p>Film-2-5.csv</text:p>
          </table:table-cell>
          <table:table-cell office:value-type="float" office:value="765">
            <text:p>765</text:p>
          </table:table-cell>
          <table:table-cell table:style-name="ce1" table:formula="of:=IF(LEFT([.A39];3)=&quot;Act&quot;;1;IF(LEFT([.A39];3)=&quot;Fil&quot;;2;IF(LEFT([.A39];3)=&quot;Loc&quot;;3;0)))" office:value-type="float" office:value="2">
            <text:p>2</text:p>
          </table:table-cell>
          <table:table-cell table:style-name="ce2" office:value-type="string">
            <text:p>Film which has a character played by an actor &lt;e1&gt; and has a distributor who is the founder of the organization named &lt;e2&gt;</text:p>
          </table:table-cell>
          <table:table-cell table:style-name="ce2" office:value-type="string">
            <text:p>name the film that has a character played by an actor &lt;e1&gt; and also has a distributor who founded the organization named &lt;e2&gt;</text:p>
          </table:table-cell>
          <table:table-cell/>
        </table:table-row>
        <table:table-row table:style-name="ro2">
          <table:table-cell office:value-type="string">
            <text:p>Film-2-7.csv</text:p>
          </table:table-cell>
          <table:table-cell office:value-type="float" office:value="1611">
            <text:p>1611</text:p>
          </table:table-cell>
          <table:table-cell table:style-name="ce1" table:formula="of:=IF(LEFT([.A40];3)=&quot;Act&quot;;1;IF(LEFT([.A40];3)=&quot;Fil&quot;;2;IF(LEFT([.A40];3)=&quot;Loc&quot;;3;0)))" office:value-type="float" office:value="2">
            <text:p>2</text:p>
          </table:table-cell>
          <table:table-cell table:style-name="ce2" office:value-type="string">
            <text:p>Film which has a character played by an actor &lt;e1&gt; and the film has a genre named &lt;e2&gt;</text:p>
          </table:table-cell>
          <table:table-cell table:style-name="ce2" office:value-type="string">
            <text:p>name the film that has a character played by an actor &lt;e1&gt; and the film also belongs to genre &lt;e2&gt;</text:p>
          </table:table-cell>
          <table:table-cell/>
        </table:table-row>
        <table:table-row table:style-name="ro2">
          <table:table-cell office:value-type="string">
            <text:p>Film-5-7.csv</text:p>
          </table:table-cell>
          <table:table-cell office:value-type="float" office:value="5385">
            <text:p>5385</text:p>
          </table:table-cell>
          <table:table-cell table:style-name="ce1" table:formula="of:=IF(LEFT([.A41];3)=&quot;Act&quot;;1;IF(LEFT([.A41];3)=&quot;Fil&quot;;2;IF(LEFT([.A41];3)=&quot;Loc&quot;;3;0)))" office:value-type="float" office:value="2">
            <text:p>2</text:p>
          </table:table-cell>
          <table:table-cell table:style-name="ce2" office:value-type="string">
            <text:p>Fim that has a distributor who is the founder of the organization named &lt;e1&gt; and the film has a genre named &lt;e2&gt;</text:p>
          </table:table-cell>
          <table:table-cell table:style-name="ce2" office:value-type="string">
            <text:p>name the film that has a distributor who founded the organization named &lt;e1&gt; and the film also belongs to genre &lt;e2&gt;</text:p>
          </table:table-cell>
          <table:table-cell/>
        </table:table-row>
        <table:table-row table:style-name="ro5">
          <table:table-cell office:value-type="string">
            <text:p>Film-6-7.csv</text:p>
          </table:table-cell>
          <table:table-cell office:value-type="float" office:value="6713">
            <text:p>6713</text:p>
          </table:table-cell>
          <table:table-cell table:style-name="ce1" table:formula="of:=IF(LEFT([.A42];3)=&quot;Act&quot;;1;IF(LEFT([.A42];3)=&quot;Fil&quot;;2;IF(LEFT([.A42];3)=&quot;Loc&quot;;3;0)))" office:value-type="float" office:value="2">
            <text:p>2</text:p>
          </table:table-cell>
          <table:table-cell table:style-name="ce2" table:number-columns-repeated="2"/>
          <table:table-cell/>
        </table:table-row>
        <table:table-row table:style-name="ro6">
          <table:table-cell office:value-type="string">
            <text:p>Location-12-1.csv</text:p>
          </table:table-cell>
          <table:table-cell office:value-type="float" office:value="1">
            <text:p>1</text:p>
          </table:table-cell>
          <table:table-cell table:style-name="ce1" table:formula="of:=IF(LEFT([.A43];3)=&quot;Act&quot;;1;IF(LEFT([.A43];3)=&quot;Fil&quot;;2;IF(LEFT([.A43];3)=&quot;Loc&quot;;3;0)))" office:value-type="float" office:value="3">
            <text:p>3</text:p>
          </table:table-cell>
          <table:table-cell table:style-name="ce2" office:value-type="string">
            <text:p>location which is a vacation choice for an actor who played the character &lt;e1&gt; and which was also a featured location in a film with the character named &lt;e2&gt; </text:p>
          </table:table-cell>
          <table:table-cell table:style-name="ce2" office:value-type="string">
            <text:p>name the location which is a vacation choice for an actor who has played the character &lt;e1&gt;, and also this location was also a featured location in a film with the character &lt;e2&gt; </text:p>
          </table:table-cell>
          <table:table-cell office:value-type="string">
            <text:p>Which location is the vacation choice of an actor, who played the role of &lt;e1&gt;, and this location also featured in a Film that has a character &lt;e2&gt;</text:p>
          </table:table-cell>
        </table:table-row>
        <table:table-row table:style-name="ro7">
          <table:table-cell office:value-type="string">
            <text:p>Location-12-11.csv</text:p>
          </table:table-cell>
          <table:table-cell office:value-type="float" office:value="2">
            <text:p>2</text:p>
          </table:table-cell>
          <table:table-cell table:style-name="ce1" table:formula="of:=IF(LEFT([.A44];3)=&quot;Act&quot;;1;IF(LEFT([.A44];3)=&quot;Fil&quot;;2;IF(LEFT([.A44];3)=&quot;Loc&quot;;3;0)))" office:value-type="float" office:value="3">
            <text:p>3</text:p>
          </table:table-cell>
          <table:table-cell table:style-name="ce2" office:value-type="string">
            <text:p>location which is a vacation choice for an actor who has played the character &lt;e1&gt;, and also where the sports team of the player named &lt;e2&gt; belongs to</text:p>
          </table:table-cell>
          <table:table-cell table:style-name="ce2" office:value-type="string">
            <text:p>name the location which is a vacation choice for an actor who has played the character &lt;e1&gt;, and also is the location for a sports team for which the player &lt;e2&gt; plays</text:p>
          </table:table-cell>
          <table:table-cell/>
        </table:table-row>
        <table:table-row table:style-name="ro7">
          <table:table-cell office:value-type="string">
            <text:p>Location-12-10.csv</text:p>
          </table:table-cell>
          <table:table-cell office:value-type="float" office:value="4">
            <text:p>4</text:p>
          </table:table-cell>
          <table:table-cell table:style-name="ce1" table:formula="of:=IF(LEFT([.A45];3)=&quot;Act&quot;;1;IF(LEFT([.A45];3)=&quot;Fil&quot;;2;IF(LEFT([.A45];3)=&quot;Loc&quot;;3;0)))" office:value-type="float" office:value="3">
            <text:p>3</text:p>
          </table:table-cell>
          <table:table-cell table:style-name="ce2" office:value-type="string">
            <text:p>location which is a vacation choice for an actor who has played the character &lt;e1&gt; and also where the education institution for the person &lt;e2&gt; is located</text:p>
          </table:table-cell>
          <table:table-cell table:style-name="ce2" office:value-type="string">
            <text:p>name the location which is a vacation choice for an actor who has played the character &lt;e1&gt; and is also the location where the education institution for the person &lt;e2&gt; is located</text:p>
          </table:table-cell>
          <table:table-cell/>
        </table:table-row>
        <table:table-row table:style-name="ro7">
          <table:table-cell office:value-type="string">
            <text:p>Location-12-6.csv</text:p>
          </table:table-cell>
          <table:table-cell office:value-type="float" office:value="9">
            <text:p>9</text:p>
          </table:table-cell>
          <table:table-cell table:style-name="ce1" table:formula="of:=IF(LEFT([.A46];3)=&quot;Act&quot;;1;IF(LEFT([.A46];3)=&quot;Fil&quot;;2;IF(LEFT([.A46];3)=&quot;Loc&quot;;3;0)))" office:value-type="float" office:value="3">
            <text:p>3</text:p>
          </table:table-cell>
          <table:table-cell table:style-name="ce2" office:value-type="string">
            <text:p>location which is a vacation choice for an actor who played the character &lt;e1&gt; and which was also a featured location in a film with the character named &lt;e2&gt; </text:p>
          </table:table-cell>
          <table:table-cell table:style-name="ce2" office:value-type="string">
            <text:p>name the location which is a vacation choice for an actor who has played the character &lt;e1&gt; and this location was also a featured location in a film with the character named &lt;e2&gt; </text:p>
          </table:table-cell>
          <table:table-cell/>
        </table:table-row>
        <table:table-row table:style-name="ro7">
          <table:table-cell office:value-type="string">
            <text:p>Location-12-4.csv</text:p>
          </table:table-cell>
          <table:table-cell office:value-type="float" office:value="27">
            <text:p>27</text:p>
          </table:table-cell>
          <table:table-cell table:style-name="ce1" table:formula="of:=IF(LEFT([.A47];3)=&quot;Act&quot;;1;IF(LEFT([.A47];3)=&quot;Fil&quot;;2;IF(LEFT([.A47];3)=&quot;Loc&quot;;3;0)))" office:value-type="float" office:value="3">
            <text:p>3</text:p>
          </table:table-cell>
          <table:table-cell table:style-name="ce2" office:value-type="string">
            <text:p>location which is a vacation choice for an actor who has played the character &lt;e1&gt; and also which was also a featured location in a film with was directed by &lt;e2&gt; </text:p>
          </table:table-cell>
          <table:table-cell table:style-name="ce2" office:value-type="string">
            <text:p>name the location which is a vacation choice for an actor who has played the character &lt;e1&gt; and this location is also featured in a film that was directed by &lt;e2&gt;</text:p>
          </table:table-cell>
          <table:table-cell/>
        </table:table-row>
        <table:table-row table:style-name="ro7">
          <table:table-cell office:value-type="string">
            <text:p>Location-12-8.csv</text:p>
          </table:table-cell>
          <table:table-cell office:value-type="float" office:value="27">
            <text:p>27</text:p>
          </table:table-cell>
          <table:table-cell table:style-name="ce1" table:formula="of:=IF(LEFT([.A48];3)=&quot;Act&quot;;1;IF(LEFT([.A48];3)=&quot;Fil&quot;;2;IF(LEFT([.A48];3)=&quot;Loc&quot;;3;0)))" office:value-type="float" office:value="3">
            <text:p>3</text:p>
          </table:table-cell>
          <table:table-cell table:style-name="ce2" office:value-type="string">
            <text:p>location which is a vacation choice for an actor who has played the character &lt;e1&gt;and also which was also a featured location in a film with was written by &lt;e2&gt; </text:p>
          </table:table-cell>
          <table:table-cell table:style-name="ce2" office:value-type="string">
            <text:p>name the location which is a vacation choice for an actor who has played the character &lt;e1&gt; and this location is also featured in a film that was wriiten by &lt;e2&gt;</text:p>
          </table:table-cell>
          <table:table-cell/>
        </table:table-row>
        <table:table-row table:style-name="ro7">
          <table:table-cell office:value-type="string">
            <text:p>Location-12-7.csv</text:p>
          </table:table-cell>
          <table:table-cell office:value-type="float" office:value="52">
            <text:p>52</text:p>
          </table:table-cell>
          <table:table-cell table:style-name="ce1" table:formula="of:=IF(LEFT([.A49];3)=&quot;Act&quot;;1;IF(LEFT([.A49];3)=&quot;Fil&quot;;2;IF(LEFT([.A49];3)=&quot;Loc&quot;;3;0)))" office:value-type="float" office:value="3">
            <text:p>3</text:p>
          </table:table-cell>
          <table:table-cell table:style-name="ce2" office:value-type="string">
            <text:p>location which is a vacation choice for an actor who has played the character &lt;e1&gt; and also which was also a featured location in a film with was produced by &lt;e2&gt; </text:p>
          </table:table-cell>
          <table:table-cell table:style-name="ce2" office:value-type="string">
            <text:p>name the location which is a vacation choice for an actor who has played the character &lt;e1&gt; and this location is also featured in a film that was produced by &lt;e2&gt;</text:p>
          </table:table-cell>
          <table:table-cell/>
        </table:table-row>
        <table:table-row table:style-name="ro7">
          <table:table-cell office:value-type="string">
            <text:p>Location-12-2.csv</text:p>
          </table:table-cell>
          <table:table-cell office:value-type="float" office:value="55">
            <text:p>55</text:p>
          </table:table-cell>
          <table:table-cell table:style-name="ce1" table:formula="of:=IF(LEFT([.A50];3)=&quot;Act&quot;;1;IF(LEFT([.A50];3)=&quot;Fil&quot;;2;IF(LEFT([.A50];3)=&quot;Loc&quot;;3;0)))" office:value-type="float" office:value="3">
            <text:p>3</text:p>
          </table:table-cell>
          <table:table-cell table:style-name="ce2" office:value-type="string">
            <text:p>location which is a vacation choice for an actor who has played the character &lt;e1&gt; and also which was also a featured location in a film with was distributed by &lt;e2&gt; </text:p>
          </table:table-cell>
          <table:table-cell table:style-name="ce2" office:value-type="string">
            <text:p>name the location which is a vacation choice for an actor who has played the character &lt;e1&gt; and this location is also featured in a film that was distributed by &lt;e2&gt;</text:p>
          </table:table-cell>
          <table:table-cell/>
        </table:table-row>
        <table:table-row table:style-name="ro5">
          <table:table-cell office:value-type="string">
            <text:p>Location-12-5.csv</text:p>
          </table:table-cell>
          <table:table-cell office:value-type="float" office:value="55">
            <text:p>55</text:p>
          </table:table-cell>
          <table:table-cell table:style-name="ce1" table:formula="of:=IF(LEFT([.A51];3)=&quot;Act&quot;;1;IF(LEFT([.A51];3)=&quot;Fil&quot;;2;IF(LEFT([.A51];3)=&quot;Loc&quot;;3;0)))" office:value-type="float" office:value="3">
            <text:p>3</text:p>
          </table:table-cell>
          <table:table-cell table:style-name="ce2" table:number-columns-repeated="2"/>
          <table:table-cell/>
        </table:table-row>
        <table:table-row table:style-name="ro7">
          <table:table-cell office:value-type="string">
            <text:p>Location-3-12.csv</text:p>
          </table:table-cell>
          <table:table-cell office:value-type="float" office:value="186">
            <text:p>186</text:p>
          </table:table-cell>
          <table:table-cell table:style-name="ce1" table:formula="of:=IF(LEFT([.A52];3)=&quot;Act&quot;;1;IF(LEFT([.A52];3)=&quot;Fil&quot;;2;IF(LEFT([.A52];3)=&quot;Loc&quot;;3;0)))" office:value-type="float" office:value="3">
            <text:p>3</text:p>
          </table:table-cell>
          <table:table-cell table:style-name="ce2" office:value-type="string">
            <text:p>location which is the featured location in the film with the genre &lt;e1&gt; and this location is also the vacation choice for an actor who played the character &lt;e2&gt;</text:p>
          </table:table-cell>
          <table:table-cell table:style-name="ce2" office:value-type="string">
            <text:p>name the location which is the featured location in a film with genre &lt;e1&gt; and this location is also a vacation choice for an actor who has played the character &lt;e2&gt;</text:p>
          </table:table-cell>
          <table:table-cell/>
        </table:table-row>
        <table:table-row table:style-name="ro7">
          <table:table-cell office:value-type="string">
            <text:p>Location-1-11.csv</text:p>
          </table:table-cell>
          <table:table-cell office:value-type="float" office:value="235">
            <text:p>235</text:p>
          </table:table-cell>
          <table:table-cell table:style-name="ce1" table:formula="of:=IF(LEFT([.A53];3)=&quot;Act&quot;;1;IF(LEFT([.A53];3)=&quot;Fil&quot;;2;IF(LEFT([.A53];3)=&quot;Loc&quot;;3;0)))" office:value-type="float" office:value="3">
            <text:p>3</text:p>
          </table:table-cell>
          <table:table-cell table:style-name="ce2" office:value-type="string">
            <text:p>location which is a featured location in a film with the character named &lt;e1&gt; and also is the location where the sports team of the player named &lt;e2&gt; belongs to</text:p>
          </table:table-cell>
          <table:table-cell table:style-name="ce2" office:value-type="string">
            <text:p>name the location which is a featured location in a film with the character &lt;e1&gt; and also this is the location of a sports team for which the player named &lt;e2&gt; plays</text:p>
          </table:table-cell>
          <table:table-cell/>
        </table:table-row>
        <table:table-row table:style-name="ro7">
          <table:table-cell office:value-type="string">
            <text:p>Location-12-9.csv</text:p>
          </table:table-cell>
          <table:table-cell office:value-type="float" office:value="288">
            <text:p>288</text:p>
          </table:table-cell>
          <table:table-cell table:style-name="ce1" table:formula="of:=IF(LEFT([.A54];3)=&quot;Act&quot;;1;IF(LEFT([.A54];3)=&quot;Fil&quot;;2;IF(LEFT([.A54];3)=&quot;Loc&quot;;3;0)))" office:value-type="float" office:value="3">
            <text:p>3</text:p>
          </table:table-cell>
          <table:table-cell table:style-name="ce2" office:value-type="string">
            <text:p>location which is a vacation choice for an actor who has played the character &lt;e1&gt; and also which was also a featured location in a film where actor named &lt;e2&gt; acted in</text:p>
          </table:table-cell>
          <table:table-cell table:style-name="ce2" office:value-type="string">
            <text:p>name the location which is a vacation choice for an actor who has played the character &lt;e1&gt; and this location is also featured in a film that has an actor &lt;e2&gt;</text:p>
          </table:table-cell>
          <table:table-cell/>
        </table:table-row>
        <table:table-row table:style-name="ro7">
          <table:table-cell office:value-type="string">
            <text:p>Location-11-6.csv</text:p>
          </table:table-cell>
          <table:table-cell office:value-type="float" office:value="589">
            <text:p>589</text:p>
          </table:table-cell>
          <table:table-cell table:style-name="ce1" table:formula="of:=IF(LEFT([.A55];3)=&quot;Act&quot;;1;IF(LEFT([.A55];3)=&quot;Fil&quot;;2;IF(LEFT([.A55];3)=&quot;Loc&quot;;3;0)))" office:value-type="float" office:value="3">
            <text:p>3</text:p>
          </table:table-cell>
          <table:table-cell table:style-name="ce2" office:value-type="string">
            <text:p>location where the sports team of the player named &lt;e1&gt; belongs to <text:s/>and which was also a featured location in a film with the character named &lt;e2&gt; </text:p>
          </table:table-cell>
          <table:table-cell table:style-name="ce2" office:value-type="string">
            <text:p>name the location of a sports team for which the player named &lt;e2&gt; plays <text:s/>and this location was also a featured location in a film with the character named &lt;e2&gt; </text:p>
          </table:table-cell>
          <table:table-cell/>
        </table:table-row>
        <table:table-row table:style-name="ro7">
          <table:table-cell office:value-type="string">
            <text:p>Location-1-13.csv</text:p>
          </table:table-cell>
          <table:table-cell office:value-type="float" office:value="1705">
            <text:p>1705</text:p>
          </table:table-cell>
          <table:table-cell table:style-name="ce1" table:formula="of:=IF(LEFT([.A56];3)=&quot;Act&quot;;1;IF(LEFT([.A56];3)=&quot;Fil&quot;;2;IF(LEFT([.A56];3)=&quot;Loc&quot;;3;0)))" office:value-type="float" office:value="3">
            <text:p>3</text:p>
          </table:table-cell>
          <table:table-cell table:style-name="ce2" office:value-type="string">
            <text:p>location which is a featured location in a film with the character named &lt;e1&gt; and also this location is the vacation choice for an actor who acted in the film named &lt;e2&gt;</text:p>
          </table:table-cell>
          <table:table-cell table:style-name="ce2" office:value-type="string">
            <text:p>name the location which is a featured location in a film with the character &lt;e1&gt; and also this location is the vacation choice for an actor who has acted in the film &lt;e2&gt;</text:p>
          </table:table-cell>
          <table:table-cell/>
        </table:table-row>
        <table:table-row table:style-name="ro7">
          <table:table-cell office:value-type="string">
            <text:p>Location-4-11.csv</text:p>
          </table:table-cell>
          <table:table-cell office:value-type="float" office:value="3087">
            <text:p>3087</text:p>
          </table:table-cell>
          <table:table-cell table:style-name="ce1" table:formula="of:=IF(LEFT([.A57];3)=&quot;Act&quot;;1;IF(LEFT([.A57];3)=&quot;Fil&quot;;2;IF(LEFT([.A57];3)=&quot;Loc&quot;;3;0)))" office:value-type="float" office:value="3">
            <text:p>3</text:p>
          </table:table-cell>
          <table:table-cell table:style-name="ce2" office:value-type="string">
            <text:p>location which is a featured location in a film directed by &lt;e1&gt; and also is the location where the sports team of the player named &lt;e2&gt; belongs to</text:p>
          </table:table-cell>
          <table:table-cell table:style-name="ce2" office:value-type="string">
            <text:p>name the location which is a featured location in a film directed by &lt;e1&gt; and also this is the location of a sports team for which the player named &lt;e2&gt; plays</text:p>
          </table:table-cell>
          <table:table-cell/>
        </table:table-row>
        <table:table-row table:style-name="ro7">
          <table:table-cell office:value-type="string">
            <text:p>Location-8-11.csv</text:p>
          </table:table-cell>
          <table:table-cell office:value-type="float" office:value="3163">
            <text:p>3163</text:p>
          </table:table-cell>
          <table:table-cell table:style-name="ce1" table:formula="of:=IF(LEFT([.A58];3)=&quot;Act&quot;;1;IF(LEFT([.A58];3)=&quot;Fil&quot;;2;IF(LEFT([.A58];3)=&quot;Loc&quot;;3;0)))" office:value-type="float" office:value="3">
            <text:p>3</text:p>
          </table:table-cell>
          <table:table-cell table:style-name="ce2" office:value-type="string">
            <text:p>location which is a featured location in a film that was wriitten by &lt;e1&gt; and also is the location where the sports team of the player named &lt;e2&gt; belongs to</text:p>
          </table:table-cell>
          <table:table-cell table:style-name="ce2" office:value-type="string">
            <text:p>name the location which is a featured location in a film written by &lt;e1&gt; and also this is the location of a sports team for which the player named &lt;e2&gt; plays</text:p>
          </table:table-cell>
          <table:table-cell/>
        </table:table-row>
        <table:table-row table:style-name="ro7">
          <table:table-cell office:value-type="string">
            <text:p>Location-10-1.csv</text:p>
          </table:table-cell>
          <table:table-cell office:value-type="float" office:value="4752">
            <text:p>4752</text:p>
          </table:table-cell>
          <table:table-cell table:style-name="ce1" table:formula="of:=IF(LEFT([.A59];3)=&quot;Act&quot;;1;IF(LEFT([.A59];3)=&quot;Fil&quot;;2;IF(LEFT([.A59];3)=&quot;Loc&quot;;3;0)))" office:value-type="float" office:value="3">
            <text:p>3</text:p>
          </table:table-cell>
          <table:table-cell table:style-name="ce2" office:value-type="string">
            <text:p>location where the education institution for the person &lt;e1&gt; is located and which was also a featured location in a film with the character named &lt;e2&gt; </text:p>
          </table:table-cell>
          <table:table-cell table:style-name="ce2" office:value-type="string">
            <text:p>name the location where the education institution for the person &lt;e1&gt; is located, and this location was also a featured location in a film with the character &lt;e2&gt; </text:p>
          </table:table-cell>
          <table:table-cell/>
        </table:table-row>
        <table:table-row table:style-name="ro7">
          <table:table-cell office:value-type="string">
            <text:p>Location-13-11.csv</text:p>
          </table:table-cell>
          <table:table-cell office:value-type="float" office:value="4806">
            <text:p>4806</text:p>
          </table:table-cell>
          <table:table-cell table:style-name="ce1" table:formula="of:=IF(LEFT([.A60];3)=&quot;Act&quot;;1;IF(LEFT([.A60];3)=&quot;Fil&quot;;2;IF(LEFT([.A60];3)=&quot;Loc&quot;;3;0)))" office:value-type="float" office:value="3">
            <text:p>3</text:p>
          </table:table-cell>
          <table:table-cell table:style-name="ce2" office:value-type="string">
            <text:p>location which is the vacation choice for an actor who acted in the film named &lt;e1&gt; and also is the location where the sports team of the player named &lt;e2&gt; belongs to</text:p>
          </table:table-cell>
          <table:table-cell table:style-name="ce2" office:value-type="string">
            <text:p>name the location which is the vacation choice for an actor who has acted in the film &lt;e1&gt; and also this is the location of a sports team for which the player named &lt;e2&gt; plays</text:p>
          </table:table-cell>
          <table:table-cell/>
        </table:table-row>
        <table:table-row table:style-name="ro7">
          <table:table-cell office:value-type="string">
            <text:p>Location-7-11.csv</text:p>
          </table:table-cell>
          <table:table-cell office:value-type="float" office:value="4951">
            <text:p>4951</text:p>
          </table:table-cell>
          <table:table-cell table:style-name="ce1" table:formula="of:=IF(LEFT([.A61];3)=&quot;Act&quot;;1;IF(LEFT([.A61];3)=&quot;Fil&quot;;2;IF(LEFT([.A61];3)=&quot;Loc&quot;;3;0)))" office:value-type="float" office:value="3">
            <text:p>3</text:p>
          </table:table-cell>
          <table:table-cell table:style-name="ce2" office:value-type="string">
            <text:p>location which is a featured location in a film that was produced by &lt;e1&gt; and also is the location where the sports team of the player named &lt;e2&gt; belongs to</text:p>
          </table:table-cell>
          <table:table-cell table:style-name="ce2" office:value-type="string">
            <text:p>name the location which is a featured location in a film produced by &lt;e1&gt; and also this is the location of a sports team for which the player named &lt;e2&gt; plays</text:p>
          </table:table-cell>
          <table:table-cell/>
        </table:table-row>
        <table:table-row table:style-name="ro7">
          <table:table-cell office:value-type="string">
            <text:p>Location-13-6.csv</text:p>
          </table:table-cell>
          <table:table-cell office:value-type="float" office:value="5924">
            <text:p>5924</text:p>
          </table:table-cell>
          <table:table-cell table:style-name="ce1" table:formula="of:=IF(LEFT([.A62];3)=&quot;Act&quot;;1;IF(LEFT([.A62];3)=&quot;Fil&quot;;2;IF(LEFT([.A62];3)=&quot;Loc&quot;;3;0)))" office:value-type="float" office:value="3">
            <text:p>3</text:p>
          </table:table-cell>
          <table:table-cell table:style-name="ce2" office:value-type="string">
            <text:p>location which is the vacation choice for an actor who acted in the film named &lt;e1&gt; and this location was a featured location in a film that was edited by &lt;e2&gt; </text:p>
          </table:table-cell>
          <table:table-cell table:style-name="ce2" office:value-type="string">
            <text:p>name the location which is the vacation choice for an actor who has acted in the film &lt;e1&gt; and also this location was also a featured location in a film which was edited by &lt;e2&gt; </text:p>
          </table:table-cell>
          <table:table-cell/>
        </table:table-row>
        <table:table-row table:style-name="ro5">
          <table:table-cell office:value-type="string">
            <text:p>Location-11-5.csv</text:p>
          </table:table-cell>
          <table:table-cell office:value-type="float" office:value="8349">
            <text:p>8349</text:p>
          </table:table-cell>
          <table:table-cell table:style-name="ce1" table:formula="of:=IF(LEFT([.A63];3)=&quot;Act&quot;;1;IF(LEFT([.A63];3)=&quot;Fil&quot;;2;IF(LEFT([.A63];3)=&quot;Loc&quot;;3;0)))" office:value-type="float" office:value="3">
            <text:p>3</text:p>
          </table:table-cell>
          <table:table-cell table:style-name="ce2" table:number-columns-repeated="2"/>
          <table:table-cell/>
        </table:table-row>
        <table:table-row table:style-name="ro7">
          <table:table-cell office:value-type="string">
            <text:p>Location-2-11.csv</text:p>
          </table:table-cell>
          <table:table-cell office:value-type="float" office:value="8349">
            <text:p>8349</text:p>
          </table:table-cell>
          <table:table-cell table:style-name="ce1" table:formula="of:=IF(LEFT([.A64];3)=&quot;Act&quot;;1;IF(LEFT([.A64];3)=&quot;Fil&quot;;2;IF(LEFT([.A64];3)=&quot;Loc&quot;;3;0)))" office:value-type="float" office:value="3">
            <text:p>3</text:p>
          </table:table-cell>
          <table:table-cell table:style-name="ce2" office:value-type="string">
            <text:p>location which is a featured location in a film that was distributed by &lt;e1&gt; and also is the location where the sports team of the player named &lt;e2&gt; belongs to</text:p>
          </table:table-cell>
          <table:table-cell table:style-name="ce2" office:value-type="string">
            <text:p>name the location which is a featured location in a film distributed by &lt;e1&gt; and also this is the location of a sports team for which the player named &lt;e2&gt; plays</text:p>
          </table:table-cell>
          <table:table-cell/>
        </table:table-row>
        <table:table-row table:style-name="ro7">
          <table:table-cell office:value-type="string">
            <text:p>Location-10-11.csv</text:p>
          </table:table-cell>
          <table:table-cell office:value-type="float" office:value="11888">
            <text:p>11888</text:p>
          </table:table-cell>
          <table:table-cell table:style-name="ce1" table:formula="of:=IF(LEFT([.A65];3)=&quot;Act&quot;;1;IF(LEFT([.A65];3)=&quot;Fil&quot;;2;IF(LEFT([.A65];3)=&quot;Loc&quot;;3;0)))" office:value-type="float" office:value="3">
            <text:p>3</text:p>
          </table:table-cell>
          <table:table-cell table:style-name="ce2" office:value-type="string">
            <text:p>location where the education institution for the person &lt;e1&gt; is located and also is the location where the sports team of the player named &lt;e2&gt; belongs to</text:p>
          </table:table-cell>
          <table:table-cell table:style-name="ce2" office:value-type="string">
            <text:p>name the location where the education institution for the person &lt;e1&gt; is located, and also this is the location of a sports team for which the player named &lt;e2&gt; plays</text:p>
          </table:table-cell>
          <table:table-cell/>
        </table:table-row>
        <table:table-row table:style-name="ro7">
          <table:table-cell office:value-type="string">
            <text:p>Location-10-6.csv</text:p>
          </table:table-cell>
          <table:table-cell office:value-type="float" office:value="16234">
            <text:p>16234</text:p>
          </table:table-cell>
          <table:table-cell table:style-name="ce1" table:formula="of:=IF(LEFT([.A66];3)=&quot;Act&quot;;1;IF(LEFT([.A66];3)=&quot;Fil&quot;;2;IF(LEFT([.A66];3)=&quot;Loc&quot;;3;0)))" office:value-type="float" office:value="3">
            <text:p>3</text:p>
          </table:table-cell>
          <table:table-cell table:style-name="ce2" office:value-type="string">
            <text:p>location where the education institution for the person &lt;e1&gt; is located and this location was a featured location in a film that was edited by &lt;e2&gt; </text:p>
          </table:table-cell>
          <table:table-cell table:style-name="ce2" office:value-type="string">
            <text:p>name the location where the education institution for the person &lt;e1&gt; is located, and also this location was also a featured location in a film which was edited by &lt;e2&gt; </text:p>
          </table:table-cell>
          <table:table-cell/>
        </table:table-row>
        <table:table-row table:style-name="ro7">
          <table:table-cell office:value-type="string">
            <text:p>Location-3-11.csv</text:p>
          </table:table-cell>
          <table:table-cell office:value-type="float" office:value="24938">
            <text:p>24938</text:p>
          </table:table-cell>
          <table:table-cell table:style-name="ce1" table:formula="of:=IF(LEFT([.A67];3)=&quot;Act&quot;;1;IF(LEFT([.A67];3)=&quot;Fil&quot;;2;IF(LEFT([.A67];3)=&quot;Loc&quot;;3;0)))" office:value-type="float" office:value="3">
            <text:p>3</text:p>
          </table:table-cell>
          <table:table-cell table:style-name="ce2" office:value-type="string">
            <text:p>location which is a featured location in a film with a genre &lt;e1&gt; and also is the location where the sports team of the player named &lt;e2&gt; belongs to</text:p>
          </table:table-cell>
          <table:table-cell table:style-name="ce2" office:value-type="string">
            <text:p>name the location which is a featured location in a film with a genre &lt;e1&gt; and also this is the location of a sports team for which the player named &lt;e2&gt; plays</text:p>
          </table:table-cell>
          <table:table-cell/>
        </table:table-row>
        <table:table-row table:style-name="ro7">
          <table:table-cell office:value-type="string">
            <text:p>Location-8-13.csv</text:p>
          </table:table-cell>
          <table:table-cell office:value-type="float" office:value="28960">
            <text:p>28960</text:p>
          </table:table-cell>
          <table:table-cell table:style-name="ce1" table:formula="of:=IF(LEFT([.A68];3)=&quot;Act&quot;;1;IF(LEFT([.A68];3)=&quot;Fil&quot;;2;IF(LEFT([.A68];3)=&quot;Loc&quot;;3;0)))" office:value-type="float" office:value="3">
            <text:p>3</text:p>
          </table:table-cell>
          <table:table-cell table:style-name="ce2" office:value-type="string">
            <text:p>location which is a featured location in a film that was written by &lt;e1&gt; and this location is also the vacation choice for an actor who acted in the film named &lt;e2&gt; </text:p>
          </table:table-cell>
          <table:table-cell table:style-name="ce2" office:value-type="string">
            <text:p>name the location which is a featured location in a film written by &lt;e1&gt;, and also this location is the vacation choice for an actor who has acted in the film &lt;e2&gt; </text:p>
          </table:table-cell>
          <table:table-cell/>
        </table:table-row>
        <table:table-row table:style-name="ro7">
          <table:table-cell office:value-type="string">
            <text:p>Location-4-13.csv</text:p>
          </table:table-cell>
          <table:table-cell office:value-type="float" office:value="29110">
            <text:p>29110</text:p>
          </table:table-cell>
          <table:table-cell table:style-name="ce1" table:formula="of:=IF(LEFT([.A69];3)=&quot;Act&quot;;1;IF(LEFT([.A69];3)=&quot;Fil&quot;;2;IF(LEFT([.A69];3)=&quot;Loc&quot;;3;0)))" office:value-type="float" office:value="3">
            <text:p>3</text:p>
          </table:table-cell>
          <table:table-cell table:style-name="ce2" office:value-type="string">
            <text:p>location which is a featured location in a film that was directed by &lt;e1&gt; and this location is also the vacation choice for an actor who acted in the film named &lt;e2&gt; </text:p>
          </table:table-cell>
          <table:table-cell table:style-name="ce2" office:value-type="string">
            <text:p>name the location which is a featured location in a film directed by &lt;e1&gt;, and also this location is the vacation choice for an actor who has acted in the film &lt;e2&gt; </text:p>
          </table:table-cell>
          <table:table-cell/>
        </table:table-row>
        <table:table-row table:style-name="ro7">
          <table:table-cell office:value-type="string">
            <text:p>Location-9-11.csv</text:p>
          </table:table-cell>
          <table:table-cell office:value-type="float" office:value="34927">
            <text:p>34927</text:p>
          </table:table-cell>
          <table:table-cell table:style-name="ce1" table:formula="of:=IF(LEFT([.A70];3)=&quot;Act&quot;;1;IF(LEFT([.A70];3)=&quot;Fil&quot;;2;IF(LEFT([.A70];3)=&quot;Loc&quot;;3;0)))" office:value-type="float" office:value="3">
            <text:p>3</text:p>
          </table:table-cell>
          <table:table-cell table:style-name="ce2" office:value-type="string">
            <text:p>location which is a featured location in a film with an actor &lt;e1&gt; and also is the location where the sports team of the player named &lt;e2&gt; belongs to</text:p>
          </table:table-cell>
          <table:table-cell table:style-name="ce2" office:value-type="string">
            <text:p>name the location which is a featured location in a film where actor &lt;e1&gt;acted in and also this is the location of a sports team for which the player named &lt;e2&gt; plays</text:p>
          </table:table-cell>
          <table:table-cell/>
        </table:table-row>
        <table:table-row table:style-name="ro7">
          <table:table-cell office:value-type="string">
            <text:p>Location-7-13.csv</text:p>
          </table:table-cell>
          <table:table-cell office:value-type="float" office:value="43825">
            <text:p>43825</text:p>
          </table:table-cell>
          <table:table-cell table:style-name="ce1" table:formula="of:=IF(LEFT([.A71];3)=&quot;Act&quot;;1;IF(LEFT([.A71];3)=&quot;Fil&quot;;2;IF(LEFT([.A71];3)=&quot;Loc&quot;;3;0)))" office:value-type="float" office:value="3">
            <text:p>3</text:p>
          </table:table-cell>
          <table:table-cell table:style-name="ce2" office:value-type="string">
            <text:p>location which is a featured location in a film that was produced by &lt;e1&gt; and this location is also the vacation choice for an actor who acted in the film named &lt;e2&gt; </text:p>
          </table:table-cell>
          <table:table-cell table:style-name="ce2" office:value-type="string">
            <text:p>name the location which is a featured location in a film produced by &lt;e1&gt;, and also this location is the vacation choice for an actor who has acted in the film &lt;e2&gt; </text:p>
          </table:table-cell>
          <table:table-cell/>
        </table:table-row>
        <table:table-row table:style-name="ro5">
          <table:table-cell office:value-type="string">
            <text:p>Location-13-5.csv</text:p>
          </table:table-cell>
          <table:table-cell office:value-type="float" office:value="70189">
            <text:p>70189</text:p>
          </table:table-cell>
          <table:table-cell table:style-name="ce1" table:formula="of:=IF(LEFT([.A72];3)=&quot;Act&quot;;1;IF(LEFT([.A72];3)=&quot;Fil&quot;;2;IF(LEFT([.A72];3)=&quot;Loc&quot;;3;0)))" office:value-type="float" office:value="3">
            <text:p>3</text:p>
          </table:table-cell>
          <table:table-cell table:style-name="ce2" table:number-columns-repeated="2"/>
          <table:table-cell/>
        </table:table-row>
        <table:table-row table:style-name="ro7">
          <table:table-cell office:value-type="string">
            <text:p>Location-2-13.csv</text:p>
          </table:table-cell>
          <table:table-cell office:value-type="float" office:value="70189">
            <text:p>70189</text:p>
          </table:table-cell>
          <table:table-cell table:style-name="ce1" table:formula="of:=IF(LEFT([.A73];3)=&quot;Act&quot;;1;IF(LEFT([.A73];3)=&quot;Fil&quot;;2;IF(LEFT([.A73];3)=&quot;Loc&quot;;3;0)))" office:value-type="float" office:value="3">
            <text:p>3</text:p>
          </table:table-cell>
          <table:table-cell table:style-name="ce2" office:value-type="string">
            <text:p>location which is a featured location in a film that was distributed by &lt;e1&gt; and this location is also the vacation choice for an actor who acted in the film named &lt;e2&gt; </text:p>
          </table:table-cell>
          <table:table-cell table:style-name="ce2" office:value-type="string">
            <text:p>name the location which is a featured location in a film with &lt;e1&gt;as distributor, and also this location is the vacation choice for an actor who has acted in the film &lt;e2&gt; </text:p>
          </table:table-cell>
          <table:table-cell/>
        </table:table-row>
        <table:table-row table:style-name="ro7">
          <table:table-cell office:value-type="string">
            <text:p>Location-10-8.csv</text:p>
          </table:table-cell>
          <table:table-cell office:value-type="float" office:value="78797">
            <text:p>78797</text:p>
          </table:table-cell>
          <table:table-cell table:style-name="ce1" table:formula="of:=IF(LEFT([.A74];3)=&quot;Act&quot;;1;IF(LEFT([.A74];3)=&quot;Fil&quot;;2;IF(LEFT([.A74];3)=&quot;Loc&quot;;3;0)))" office:value-type="float" office:value="3">
            <text:p>3</text:p>
          </table:table-cell>
          <table:table-cell table:style-name="ce2" office:value-type="string">
            <text:p>location where the education institution for the person &lt;e1&gt; is located and this location was a featured location in a film that was written by &lt;e2&gt; </text:p>
          </table:table-cell>
          <table:table-cell table:style-name="ce2" office:value-type="string">
            <text:p>name the location where the education institution for the person &lt;e1&gt; is located, and also this location was also a featured location in a film which was written by &lt;e2&gt; </text:p>
          </table:table-cell>
          <table:table-cell/>
        </table:table-row>
        <table:table-row table:style-name="ro7">
          <table:table-cell office:value-type="string">
            <text:p>Location-10-13.csv</text:p>
          </table:table-cell>
          <table:table-cell office:value-type="float" office:value="79006">
            <text:p>79006</text:p>
          </table:table-cell>
          <table:table-cell table:style-name="ce1" table:formula="of:=IF(LEFT([.A75];3)=&quot;Act&quot;;1;IF(LEFT([.A75];3)=&quot;Fil&quot;;2;IF(LEFT([.A75];3)=&quot;Loc&quot;;3;0)))" office:value-type="float" office:value="3">
            <text:p>3</text:p>
          </table:table-cell>
          <table:table-cell table:style-name="ce2" office:value-type="string">
            <text:p>location where the education institution for the person &lt;e1&gt; is located and this location is the vacation choice for an actor who acted in the film named &lt;e2&gt; </text:p>
          </table:table-cell>
          <table:table-cell table:style-name="ce2" office:value-type="string">
            <text:p>name the location where the education institution for the person &lt;e1&gt; is located, and also this location is the vacation choice for an actor who has acted in the film &lt;e2&gt; </text:p>
          </table:table-cell>
          <table:table-cell/>
        </table:table-row>
        <table:table-row table:style-name="ro7">
          <table:table-cell office:value-type="string">
            <text:p>Location-10-4.csv</text:p>
          </table:table-cell>
          <table:table-cell office:value-type="float" office:value="80550">
            <text:p>80550</text:p>
          </table:table-cell>
          <table:table-cell table:style-name="ce1" table:formula="of:=IF(LEFT([.A76];3)=&quot;Act&quot;;1;IF(LEFT([.A76];3)=&quot;Fil&quot;;2;IF(LEFT([.A76];3)=&quot;Loc&quot;;3;0)))" office:value-type="float" office:value="3">
            <text:p>3</text:p>
          </table:table-cell>
          <table:table-cell table:style-name="ce2" office:value-type="string">
            <text:p>location where the education institution for the person &lt;e1&gt; is located and this location was a featured location in a film that was directed by &lt;e2&gt; </text:p>
          </table:table-cell>
          <table:table-cell table:style-name="ce2" office:value-type="string">
            <text:p>name the location where the education institution for the person &lt;e1&gt; is located, and also this location was also a featured location in a film which was directed by &lt;e2&gt; </text:p>
          </table:table-cell>
          <table:table-cell/>
        </table:table-row>
        <table:table-row table:style-name="ro7">
          <table:table-cell office:value-type="string">
            <text:p>Location-10-7.csv</text:p>
          </table:table-cell>
          <table:table-cell office:value-type="float" office:value="120469">
            <text:p>120469</text:p>
          </table:table-cell>
          <table:table-cell table:style-name="ce1" table:formula="of:=IF(LEFT([.A77];3)=&quot;Act&quot;;1;IF(LEFT([.A77];3)=&quot;Fil&quot;;2;IF(LEFT([.A77];3)=&quot;Loc&quot;;3;0)))" office:value-type="float" office:value="3">
            <text:p>3</text:p>
          </table:table-cell>
          <table:table-cell table:style-name="ce2" office:value-type="string">
            <text:p>location where the education institution for the person &lt;e1&gt; is located and this location was a featured location in a film that was produced by &lt;e2&gt; </text:p>
          </table:table-cell>
          <table:table-cell table:style-name="ce2" office:value-type="string">
            <text:p>name the location where the education institution for the person &lt;e1&gt; is located, and also this location was also a featured location in a film which was produced by &lt;e2&gt; </text:p>
          </table:table-cell>
          <table:table-cell/>
        </table:table-row>
        <table:table-row table:style-name="ro5">
          <table:table-cell office:value-type="string">
            <text:p>Location-10-5.csv</text:p>
          </table:table-cell>
          <table:table-cell office:value-type="float" office:value="205134">
            <text:p>205134</text:p>
          </table:table-cell>
          <table:table-cell table:style-name="ce1" table:formula="of:=IF(LEFT([.A78];3)=&quot;Act&quot;;1;IF(LEFT([.A78];3)=&quot;Fil&quot;;2;IF(LEFT([.A78];3)=&quot;Loc&quot;;3;0)))" office:value-type="float" office:value="3">
            <text:p>3</text:p>
          </table:table-cell>
          <table:table-cell table:style-name="ce2" table:number-columns-repeated="2"/>
          <table:table-cell/>
        </table:table-row>
        <table:table-row table:style-name="ro7">
          <table:table-cell office:value-type="string">
            <text:p>Location-2-10.csv</text:p>
          </table:table-cell>
          <table:table-cell office:value-type="float" office:value="205134">
            <text:p>205134</text:p>
          </table:table-cell>
          <table:table-cell table:style-name="ce1" table:formula="of:=IF(LEFT([.A79];3)=&quot;Act&quot;;1;IF(LEFT([.A79];3)=&quot;Fil&quot;;2;IF(LEFT([.A79];3)=&quot;Loc&quot;;3;0)))" office:value-type="float" office:value="3">
            <text:p>3</text:p>
          </table:table-cell>
          <table:table-cell table:style-name="ce2" office:value-type="string">
            <text:p>location which was also a featured location in a film distributed by &lt;e1&gt; and where the education institution for the person &lt;e2&gt; is located </text:p>
          </table:table-cell>
          <table:table-cell table:style-name="ce2" office:value-type="string">
            <text:p>name the location which is featured in a film with distributor named &lt;e1&gt;, <text:s/>and also this is the location where the education institution for the person &lt;e2&gt; is located</text:p>
          </table:table-cell>
          <table:table-cell/>
        </table:table-row>
        <table:table-row table:style-name="ro2">
          <table:table-cell office:value-type="string">
            <text:p>Location-3-13.csv</text:p>
          </table:table-cell>
          <table:table-cell office:value-type="float" office:value="213646">
            <text:p>213646</text:p>
          </table:table-cell>
          <table:table-cell table:style-name="ce1" table:formula="of:=IF(LEFT([.A80];3)=&quot;Act&quot;;1;IF(LEFT([.A80];3)=&quot;Fil&quot;;2;IF(LEFT([.A80];3)=&quot;Loc&quot;;3;0)))" office:value-type="float" office:value="3">
            <text:p>3</text:p>
          </table:table-cell>
          <table:table-cell table:style-name="ce2" office:value-type="string">
            <text:p>location which was a featured location in a film with genre &lt;e1&gt; and this location is the vacation choice for an actor who acted in the film named &lt;e2&gt; </text:p>
          </table:table-cell>
          <table:table-cell table:style-name="ce2" office:value-type="string">
            <text:p>name the location which is featured in a film with genre &lt;e1&gt;, and also this location is the vacation choice for an actor who has acted in the film &lt;e2&gt; </text:p>
          </table:table-cell>
          <table:table-cell/>
        </table:table-row>
        <table:table-row table:style-name="ro7">
          <table:table-cell office:value-type="string">
            <text:p>Location-9-13.csv</text:p>
          </table:table-cell>
          <table:table-cell office:value-type="float" office:value="305223">
            <text:p>305223</text:p>
          </table:table-cell>
          <table:table-cell table:style-name="ce1" table:formula="of:=IF(LEFT([.A81];3)=&quot;Act&quot;;1;IF(LEFT([.A81];3)=&quot;Fil&quot;;2;IF(LEFT([.A81];3)=&quot;Loc&quot;;3;0)))" office:value-type="float" office:value="3">
            <text:p>3</text:p>
          </table:table-cell>
          <table:table-cell table:style-name="ce2" office:value-type="string">
            <text:p>location which was a featured location in a film where actor named &lt;e1&gt; acted in and this location is the vacation choice for an actor who acted in the film named &lt;e2&gt; </text:p>
          </table:table-cell>
          <table:table-cell table:style-name="ce2" office:value-type="string">
            <text:p>name the location which is featured in a film that has an actor &lt;e1&gt;, and also this location is the vacation choice for an actor who has acted in the film &lt;e2&gt; </text:p>
          </table:table-cell>
          <table:table-cell/>
        </table:table-row>
        <table:table-row table:style-name="ro7">
          <table:table-cell office:value-type="string">
            <text:p>Location-3-10.csv</text:p>
          </table:table-cell>
          <table:table-cell office:value-type="float" office:value="631798">
            <text:p>631798</text:p>
          </table:table-cell>
          <table:table-cell table:style-name="ce1" table:formula="of:=IF(LEFT([.A82];3)=&quot;Act&quot;;1;IF(LEFT([.A82];3)=&quot;Fil&quot;;2;IF(LEFT([.A82];3)=&quot;Loc&quot;;3;0)))" office:value-type="float" office:value="3">
            <text:p>3</text:p>
          </table:table-cell>
          <table:table-cell table:style-name="ce2" office:value-type="string">
            <text:p>location which was a featured location in a film with genre &lt;e1&gt; and where the education institution for the person &lt;e2&gt; is located </text:p>
          </table:table-cell>
          <table:table-cell table:style-name="ce2" office:value-type="string">
            <text:p>name the location which is featured in a film with genre &lt;e1&gt;, <text:s/>and this is also the location where the education institution for the person &lt;e2&gt; is located</text:p>
          </table:table-cell>
          <table:table-cell/>
        </table:table-row>
        <table:table-row table:style-name="ro7">
          <table:table-cell office:value-type="string">
            <text:p>Location-9-10.csv</text:p>
          </table:table-cell>
          <table:table-cell office:value-type="float" office:value="905356">
            <text:p>905356</text:p>
          </table:table-cell>
          <table:table-cell table:style-name="ce1" table:formula="of:=IF(LEFT([.A83];3)=&quot;Act&quot;;1;IF(LEFT([.A83];3)=&quot;Fil&quot;;2;IF(LEFT([.A83];3)=&quot;Loc&quot;;3;0)))" office:value-type="float" office:value="3">
            <text:p>3</text:p>
          </table:table-cell>
          <table:table-cell table:style-name="ce2" office:value-type="string">
            <text:p>location which was a featured location in a film where actor named &lt;e1&gt; acted in and where the education institution for the person &lt;e2&gt; is located </text:p>
          </table:table-cell>
          <table:table-cell table:style-name="ce2" office:value-type="string">
            <text:p>name the location which is featured in a film that has an actor &lt;e1&gt; and this is also the location where the education institution for the person &lt;e2&gt; is located</text:p>
          </table:table-cell>
          <table:table-cell/>
        </table:table-row>
        <table:table-row table:style-name="ro7">
          <table:table-cell table:number-columns-repeated="2"/>
          <table:table-cell table:style-name="ce1"/>
          <table:table-cell table:style-name="ce2" table:number-columns-repeated="2"/>
          <table:table-cell/>
        </table:table-row>
        <table:table-row table:style-name="ro7" table:number-rows-repeated="1048491">
          <table:table-cell table:number-columns-repeated="6"/>
        </table:table-row>
        <table:table-row table:style-name="ro7">
          <table:table-cell table:number-columns-repeated="6"/>
        </table:table-row>
      </table:table>
      <table:database-ranges>
        <table:database-range table:name="__Anonymous_Sheet_DB__0" table:target-range-address="Sheet1.A1:Sheet1.C83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23/06/2017</text:date>, <text:time>21:2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3T21:21:53.39</dc:date>
    <meta:generator>OpenOffice/4.1.1$Win32 OpenOffice.org_project/411m6$Build-9775</meta:generator>
    <meta:editing-duration>P1DT1H17M49S</meta:editing-duration>
    <meta:editing-cycles>51</meta:editing-cycles>
    <dc:creator>Shilpi </dc:creator>
    <meta:document-statistic meta:table-count="1" meta:cell-count="400" meta:object-count="0"/>
  </office:meta>
</office:document-meta>
</file>